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ff950e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950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5.007cm" svg:y="3.256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9.507cm" svg:y="3.256cm">
          <text:p text:style-name="P5"><text:span text:style-name="T3">9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7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8" draw:layer="layout" svg:width="0.896cm" svg:height="1.168cm" svg:x="9.383cm" svg:y="2.246cm">
          <draw:text-box>
            <text:p text:style-name="P8"><text:span text:style-name="T5">2</text:span></text:p>
          </draw:text-box>
        </draw:frame>
        <draw:frame draw:style-name="gr2" draw:text-style-name="P8" draw:layer="layout" svg:width="0.896cm" svg:height="1.168cm" svg:x="10.783cm" svg:y="2.246cm">
          <draw:text-box>
            <text:p text:style-name="P8"><text:span text:style-name="T5">3</text:span></text:p>
          </draw:text-box>
        </draw:frame>
        <draw:frame draw:style-name="gr2" draw:text-style-name="P7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8" draw:layer="layout" svg:width="0.896cm" svg:height="1.168cm" svg:x="13.783cm" svg:y="2.246cm">
          <draw:text-box>
            <text:p text:style-name="P8"><text:span text:style-name="T5">5</text:span></text:p>
          </draw:text-box>
        </draw:frame>
        <draw:frame draw:style-name="gr2" draw:text-style-name="P8" draw:layer="layout" svg:width="0.896cm" svg:height="1.168cm" svg:x="15.283cm" svg:y="2.246cm">
          <draw:text-box>
            <text:p text:style-name="P8"><text:span text:style-name="T5">6</text:span></text:p>
          </draw:text-box>
        </draw:frame>
        <draw:frame draw:style-name="gr2" draw:text-style-name="P7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7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8" draw:layer="layout" svg:width="0.896cm" svg:height="1.168cm" svg:x="19.683cm" svg:y="2.246cm">
          <draw:text-box>
            <text:p text:style-name="P8"><text:span text:style-name="T5">9</text:span></text:p>
          </draw:text-box>
        </draw:frame>
        <draw:custom-shape draw:style-name="gr3" draw:text-style-name="P9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" draw:id="id1" draw:layer="layout" svg:width="1.588cm" svg:height="1.402cm" svg:x="11.353cm" svg:y="8.5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2" draw:id="id2" draw:layer="layout" svg:width="1.588cm" svg:height="1.402cm" svg:x="10.254cm" svg:y="10.9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3" draw:id="id3" draw:layer="layout" svg:width="1.588cm" svg:height="1.402cm" svg:x="12.454cm" svg:y="10.9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" draw:id="id4" draw:layer="layout" svg:width="1.588cm" svg:height="1.402cm" svg:x="10.255cm" svg:y="13.5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10" draw:layer="layout" svg:width="6.856cm" svg:height="1.204cm" svg:x="9.711cm" svg:y="17.07cm">
          <draw:text-box>
            <text:p><text:span text:style-name="T6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37:44.999444997</dc:date>
    <dc:creator>elucterio </dc:creator>
    <meta:editing-duration>PT18M4S</meta:editing-duration>
    <meta:editing-cycles>12</meta:editing-cycles>
    <meta:generator>LibreOffice/4.2.8.2$Linux_X86_64 LibreOffice_project/420m0$Build-2</meta:generator>
    <meta:document-statistic meta:object-count="35"/>
  </office:meta>
</office:document-meta>
</file>